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Play" svg:font-family="Play, serif"/>
    <style:font-face style:name="Roboto" svg:font-family="Roboto, arial, sans-serif"/>
    <style:font-face style:name="inherit" svg:font-family="inherit"/>
    <style:font-face style:name="Consolas2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2" fo:font-size="12pt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</style:style>
    <style:style style:name="T1" style:family="text">
      <style:text-properties fo:font-variant="normal" fo:text-transform="none" fo:color="#303336" style:font-name="Consolas2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2" style:family="text">
      <style:text-properties fo:font-variant="normal" fo:text-transform="none" fo:color="#303336" style:font-name="Consolas2" fo:font-size="10pt" fo:letter-spacing="normal" fo:background-color="#eff0f1" loext:char-shading-value="0" style:font-size-asian="10pt" style:font-size-complex="10pt" loext:padding="0in" loext:border="none"/>
    </style:style>
    <style:style style:name="T3" style:family="text">
      <style:text-properties fo:font-variant="normal" fo:text-transform="none" fo:color="#2b91af" style:font-name="Consolas2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4" style:family="text">
      <style:text-properties fo:font-variant="normal" fo:text-transform="none" fo:color="#101094" style:font-name="Consolas2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5" style:family="text">
      <style:text-properties fo:font-variant="normal" fo:text-transform="none" fo:color="#7d2727" style:font-name="Consolas2" fo:font-size="10pt" fo:letter-spacing="normal" fo:font-style="normal" fo:font-weight="normal" fo:background-color="#eff0f1" loext:char-shading-value="0" style:font-size-asian="10pt" style:font-size-complex="10pt" loext:padding="0in" loext:border="none"/>
    </style:style>
    <style:style style:name="T6" style:family="text">
      <style:text-properties fo:font-variant="normal" fo:text-transform="none" fo:color="#242729" style:font-name="Consolas2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5999" style:font-name="Consolas2" fo:font-size="10pt" fo:letter-spacing="normal" fo:font-style="normal" style:text-underline-style="solid" style:text-underline-width="auto" style:text-underline-color="font-color" fo:font-weight="normal" style:font-size-asian="10pt" style:font-size-complex="10pt" loext:padding="0in" loext:border="none"/>
    </style:style>
    <style:style style:name="T8" style:family="text">
      <style:text-properties fo:font-weight="bold"/>
    </style:style>
    <style:style style:name="T9" style:family="text">
      <style:text-properties style:font-name="Consolas2"/>
    </style:style>
    <style:style style:name="T10" style:family="text">
      <style:text-properties style:font-name="Consolas2" officeooo:rsid="0001905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#</text:p>
      <text:p text:style-name="P2"><text:a xlink:type="simple" xlink:href="https://stackoverflow.com/questions/2706500/how-do-i-generate-a-random-int-number" text:style-name="Internet_20_link" text:visited-style-name="Visited_20_Internet_20_Link"/></text:p>
      <text:p text:style-name="P2"><text:a xlink:type="simple" xlink:href="https://stackoverflow.com/questions/2706500/how-do-i-generate-a-random-int-number" text:style-name="Internet_20_link" text:visited-style-name="Visited_20_Internet_20_Link">https://stackoverflow.com/questions/2706500/how-do-i-generate-a-random-int-number</text:a> </text:p>
      <text:p text:style-name="P2"/>
      <text:p text:style-name="P2">While the RNGCryptoServiceProvider class uses OS entropy to generate seeds. OS entropy is a random value which is generated using sound , mouse click and keyboard timings , thermal temp etc. Below goes the code for the same.</text:p>
      <text:p text:style-name="P2"><text:span text:style-name="Source_20_Text"><text:span text:style-name="T1">using (</text:span></text:span><text:span text:style-name="Source_20_Text"><text:span text:style-name="T3">RNGCryptoServiceProvider</text:span></text:span><text:span text:style-name="Source_20_Text"><text:span text:style-name="T1"> rg = </text:span></text:span><text:span text:style-name="Source_20_Text"><text:span text:style-name="T4">new</text:span></text:span><text:span text:style-name="Source_20_Text"><text:span text:style-name="T1"> </text:span></text:span><text:span text:style-name="Source_20_Text"><text:span text:style-name="T3">RNGCryptoServiceProvider</text:span></text:span><text:span text:style-name="Source_20_Text"><text:span text:style-name="T1">()) </text:span></text:span></text:p>
      <text:p text:style-name="P2"><text:span text:style-name="Source_20_Text">{ </text:span></text:p>
      <text:p text:style-name="P2"><text:span text:style-name="Source_20_Text"><text:span text:style-name="T2"><text:s text:c="4"/></text:span></text:span><text:span text:style-name="Source_20_Text"><text:span text:style-name="T4">byte</text:span></text:span><text:span text:style-name="Source_20_Text"><text:span text:style-name="T1">[] rno = </text:span></text:span><text:span text:style-name="Source_20_Text"><text:span text:style-name="T4">new</text:span></text:span><text:span text:style-name="Source_20_Text"><text:span text:style-name="T1"> </text:span></text:span><text:span text:style-name="Source_20_Text"><text:span text:style-name="T4">byte</text:span></text:span><text:span text:style-name="Source_20_Text"><text:span text:style-name="T1">[</text:span></text:span><text:span text:style-name="Source_20_Text"><text:span text:style-name="T5">5</text:span></text:span><text:span text:style-name="Source_20_Text"><text:span text:style-name="T1">]; <text:s text:c="3"/></text:span></text:span></text:p>
      <text:p text:style-name="P2"><text:span text:style-name="Source_20_Text"><text:span text:style-name="T2"><text:s text:c="4"/></text:span></text:span><text:span text:style-name="Source_20_Text"><text:span text:style-name="T1">rg.</text:span></text:span><text:span text:style-name="Source_20_Text"><text:span text:style-name="T3">GetBytes</text:span></text:span><text:span text:style-name="Source_20_Text"><text:span text:style-name="T1">(rno); <text:s text:c="3"/></text:span></text:span></text:p>
      <text:p text:style-name="P2"><text:span text:style-name="Source_20_Text"><text:span text:style-name="T2"><text:s text:c="4"/></text:span></text:span><text:span text:style-name="Source_20_Text"><text:span text:style-name="T3">int</text:span></text:span><text:span text:style-name="Source_20_Text"><text:span text:style-name="T1"> randomvalue = </text:span></text:span><text:span text:style-name="Source_20_Text"><text:span text:style-name="T3">BitConverter</text:span></text:span><text:span text:style-name="Source_20_Text"><text:span text:style-name="T1">.</text:span></text:span><text:span text:style-name="Source_20_Text"><text:span text:style-name="T3">ToInt32</text:span></text:span><text:span text:style-name="Source_20_Text"><text:span text:style-name="T1">(rno, </text:span></text:span><text:span text:style-name="Source_20_Text"><text:span text:style-name="T5">0</text:span></text:span><text:span text:style-name="Source_20_Text"><text:span text:style-name="T1">); </text:span></text:span></text:p>
      <text:p text:style-name="P2"><text:span text:style-name="Source_20_Text">}</text:span></text:p>
      <text:p text:style-name="P2"><text:span text:style-name="T6">To understand OS entropy see this video from 14:30 </text:span><text:a xlink:type="simple" xlink:href="https://youtu.be/tCYxc-2-3fY?t=14m31s" text:style-name="Internet_20_link" text:visited-style-name="Visited_20_Internet_20_Link"><text:span text:style-name="T7">https://www.youtube.com/watch?v=tCYxc-2-3fY</text:span></text:a><text:span text:style-name="T6">where the logic of OS entropy is explained. So putting in simple words RNG Crypto generates SECURE random numbers.</text:span></text:p>
      <text:p text:style-name="P2"/>
      <text:p text:style-name="P2"><text:span text:style-name="T10">From: </text:span><text:a xlink:type="simple" xlink:href="https://www.youtube.com/watch?v=tCYxc-2-3fY" text:style-name="Internet_20_link" text:visited-style-name="Visited_20_Internet_20_Link"><text:span text:style-name="T9">https://www.youtube.com/watch?v=tCYxc-2-3fY</text:span></text:a><text:span text:style-name="T9"> </text:span></text:p>
      <text:p text:style-name="P1"/>
      <text:p text:style-name="P2">Around: 17:12 he discusses generating unique values in C# with:</text:p>
      <text:p text:style-name="P2"/>
      <text:p text:style-name="P2">System.Guid.NewGuid();</text:p>
      <text:p text:style-name="P2"/>
      <text:p text:style-name="P2">and if you google guid:</text:p>
      <text:p text:style-name="P2"/>
      <text:p text:style-name="P2"><text:span text:style-name="T8">GUID</text:span> (or UUID) is an acronym for 'Globally Unique Identifier' (or 'Universally Unique Identifier'). It is a 128-bit integer number used to identify resources. The term <text:span text:style-name="T8">GUID</text:span> is generally used by developers working with Microsoft technologies, while UUID is used everywhere else.</text:p>
      <text:p text:style-name="P2"><text:a xlink:type="simple" xlink:href="https://www.guidgenerator.com/" text:style-name="Internet_20_link" text:visited-style-name="Visited_20_Internet_20_Link">Online GUID Generator</text:a></text:p>
      <text:p text:style-name="P2"/>
      <text:p text:style-name="P2"><text:a xlink:type="simple" xlink:href="https://www.guidgenerator.com/" text:style-name="Internet_20_link" text:visited-style-name="Visited_20_Internet_20_Link"><text:span text:style-name="Citation">https://www.guidgenerator.com/</text:span></text:a></text:p>
      <text:p text:style-name="P2"/>
      <text:p text:style-name="P2">C++</text:p>
      <text:p text:style-name="P2"/>
      <text:p text:style-name="P2">#include &lt;random&gt;</text:p>
      <text:p text:style-name="P2"/>
      <text:p text:style-name="P2">random_device rd;</text:p>
      <text:p text:style-name="P2">mt19937 generator(rd());</text:p>
      <text:p text:style-name="P2">uniform_int_distribution&lt;int&gt; intDistribution(min,max);</text:p>
      <text:p text:style-name="P2">uniform_real_distribution&lt;double&gt; realDistribution(min,max);</text:p>
      <text:p text:style-name="P2"/>
      <text:p text:style-name="P2"/>
      <text:p text:style-name="P5">How to Generate Secure Random Numbers in Various Programming Languages</text:p>
      <text:p text:style-name="P4"/>
      <text:p text:style-name="P2"><text:a xlink:type="simple" xlink:href="https://paragonie.com/blog/2016/05/how-generate-secure-random-numbers-in-various-programming-languages#dotnet-csprng" text:style-name="Internet_20_link" text:visited-style-name="Visited_20_Internet_20_Link">https://paragonie.com/blog/2016/05/how-generate-secure-random-numbers-in-various-programming-languages#dotnet-csprng</text:a> 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Play" svg:font-family="Play, serif"/>
    <style:font-face style:name="Roboto" svg:font-family="Roboto, arial, sans-serif"/>
    <style:font-face style:name="inherit" svg:font-family="inherit"/>
    <style:font-face style:name="Consolas2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nsolas" fo:font-family="Consolas" style:font-style-name="Regular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20T23:52:02.744000000</dc:date>
    <meta:editing-duration>PT3H27M38S</meta:editing-duration>
    <meta:editing-cycles>5</meta:editing-cycles>
    <meta:document-statistic meta:table-count="0" meta:image-count="0" meta:object-count="0" meta:page-count="1" meta:paragraph-count="25" meta:word-count="173" meta:character-count="1547" meta:non-whitespace-character-count="1373"/>
  </office:meta>
</office:document-meta>
</file>